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PS1" svg:font-family="'Nimbus Mono PS'" style:font-pitch="fixed"/>
    <style:font-face style:name="Nimbus Mono PS2" svg:font-family="'Nimbus Mono PS'" style:font-adornments="Bold" style:font-pitch="fixed"/>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5625in" table:align="left"/>
    </style:style>
    <style:style style:name="Table1.A" style:family="table-column">
      <style:table-column-properties style:column-width="2.5625in"/>
    </style:style>
    <style:style style:name="Table1.B" style:family="table-column">
      <style:table-column-properties style:column-width="3in"/>
    </style:style>
    <style:style style:name="Table1.1" style:family="table-row">
      <style:table-row-properties style:min-row-height="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paragraph-properties fo:text-align="start" style:justify-single-word="false"/>
      <style:text-properties officeooo:paragraph-rsid="0022e8da"/>
    </style:style>
    <style:style style:name="P2" style:family="paragraph" style:parent-style-name="Text_20_body" style:list-style-name="L2"/>
    <style:style style:name="P3" style:family="paragraph" style:parent-style-name="Text_20_body" style:list-style-name="L2">
      <style:text-properties officeooo:paragraph-rsid="00208aba"/>
    </style:style>
    <style:style style:name="P4" style:family="paragraph" style:parent-style-name="Text_20_body" style:list-style-name="L2">
      <style:text-properties officeooo:paragraph-rsid="004e003d"/>
    </style:style>
    <style:style style:name="P5" style:family="paragraph" style:parent-style-name="Text_20_body" style:list-style-name="L2">
      <style:text-properties officeooo:paragraph-rsid="0056eaf8"/>
    </style:style>
    <style:style style:name="P6" style:family="paragraph" style:parent-style-name="Text_20_body" style:list-style-name="L2">
      <style:text-properties officeooo:paragraph-rsid="005988f2"/>
    </style:style>
    <style:style style:name="P7" style:family="paragraph" style:parent-style-name="Text_20_body" style:list-style-name="L2">
      <style:text-properties officeooo:paragraph-rsid="005c280d"/>
    </style:style>
    <style:style style:name="P8" style:family="paragraph" style:parent-style-name="Text_20_body" style:list-style-name="L2">
      <style:text-properties officeooo:paragraph-rsid="005e0c99"/>
    </style:style>
    <style:style style:name="P9" style:family="paragraph" style:parent-style-name="Text_20_body" style:list-style-name="L2">
      <style:text-properties fo:font-size="10pt" style:font-size-asian="10pt" style:font-size-complex="10pt"/>
    </style:style>
    <style:style style:name="P10" style:family="paragraph" style:parent-style-name="Text_20_body" style:list-style-name="L2">
      <style:text-properties fo:font-size="10pt" officeooo:paragraph-rsid="002d2743" style:font-size-asian="10pt" style:font-size-complex="10pt"/>
    </style:style>
    <style:style style:name="P11" style:family="paragraph" style:parent-style-name="Text_20_body" style:list-style-name="L2">
      <style:text-properties fo:font-size="10pt" officeooo:paragraph-rsid="0022e8da" style:font-size-asian="10pt" style:font-size-complex="10pt"/>
    </style:style>
    <style:style style:name="P12" style:family="paragraph" style:parent-style-name="Text_20_body" style:list-style-name="L2">
      <style:text-properties fo:font-size="10pt" officeooo:paragraph-rsid="001f506c" style:font-size-asian="10pt" style:font-size-complex="10pt"/>
    </style:style>
    <style:style style:name="P13" style:family="paragraph" style:parent-style-name="Text_20_body" style:list-style-name="L1">
      <style:paragraph-properties fo:margin-top="0in" fo:margin-bottom="0in" loext:contextual-spacing="false"/>
    </style:style>
    <style:style style:name="P14" style:family="paragraph" style:parent-style-name="Heading_20_3">
      <style:paragraph-properties fo:text-align="end" style:justify-single-word="false"/>
      <style:text-properties fo:font-size="10pt" fo:font-weight="normal" officeooo:rsid="0056e036" officeooo:paragraph-rsid="0056e036" style:font-size-asian="10pt" style:font-weight-asian="normal" style:font-size-complex="10pt" style:font-weight-complex="normal"/>
    </style:style>
    <style:style style:name="P15" style:family="paragraph" style:parent-style-name="Heading_20_3">
      <style:text-properties fo:font-size="10pt" style:font-size-asian="10pt" style:font-size-complex="10pt"/>
    </style:style>
    <style:style style:name="P16" style:family="paragraph" style:parent-style-name="Horizontal_20_Line">
      <style:text-properties fo:font-size="10pt" style:font-size-asian="10pt" style:font-size-complex="10pt"/>
    </style:style>
    <style:style style:name="P17" style:family="paragraph" style:parent-style-name="Preformatted_20_Text" style:list-style-name="L2">
      <style:text-properties fo:font-size="10pt" style:font-size-asian="10pt" style:font-size-complex="10pt"/>
    </style:style>
    <style:style style:name="P18" style:family="paragraph" style:parent-style-name="Preformatted_20_Text" style:list-style-name="L2">
      <style:paragraph-properties fo:margin-top="0in" fo:margin-bottom="0.1965in" loext:contextual-spacing="false"/>
      <style:text-properties fo:font-size="10pt" style:font-size-asian="10pt" style:font-size-complex="10pt"/>
    </style:style>
    <style:style style:name="P19" style:family="paragraph" style:parent-style-name="Quotations" style:list-style-name="L2"/>
    <style:style style:name="P20" style:family="paragraph" style:parent-style-name="Quotations" style:list-style-name="L2">
      <style:text-properties officeooo:paragraph-rsid="0022e8da"/>
    </style:style>
    <style:style style:name="T1" style:family="text">
      <style:text-properties fo:font-weight="bold"/>
    </style:style>
    <style:style style:name="T2" style:family="text">
      <style:text-properties style:font-name="Nimbus Mono PS1"/>
    </style:style>
    <style:style style:name="T3" style:family="text">
      <style:text-properties style:font-name="Nimbus Mono PS1" fo:font-size="10pt" style:font-size-asian="10pt" style:font-size-complex="10pt"/>
    </style:style>
    <style:style style:name="T4" style:family="text">
      <style:text-properties style:font-name="Nimbus Mono PS1" fo:font-size="10pt" officeooo:rsid="002ccf42" style:font-size-asian="10pt" style:font-size-complex="10pt"/>
    </style:style>
    <style:style style:name="T5" style:family="text">
      <style:text-properties style:font-name="Nimbus Mono PS1" fo:font-size="10pt" officeooo:rsid="004b8de8" style:font-size-asian="10pt" style:font-size-complex="10pt"/>
    </style:style>
    <style:style style:name="T6" style:family="text">
      <style:text-properties style:font-name="Nimbus Mono PS1" fo:font-size="10pt" officeooo:rsid="004c28c0" style:font-size-asian="10pt" style:font-size-complex="10pt"/>
    </style:style>
    <style:style style:name="T7" style:family="text">
      <style:text-properties style:font-name="Nimbus Mono PS1" fo:font-size="10pt" officeooo:rsid="004c6d84" style:font-size-asian="10pt" style:font-size-complex="10pt"/>
    </style:style>
    <style:style style:name="T8" style:family="text">
      <style:text-properties style:font-name="Nimbus Mono PS1" fo:font-size="10pt" officeooo:rsid="004e0094" style:font-size-asian="10pt" style:font-size-complex="10pt"/>
    </style:style>
    <style:style style:name="T9" style:family="text">
      <style:text-properties style:font-name="Nimbus Mono PS1" fo:font-size="10pt" officeooo:rsid="004fc7e5" style:font-size-asian="10pt" style:font-size-complex="10pt"/>
    </style:style>
    <style:style style:name="T10" style:family="text">
      <style:text-properties style:font-name="Nimbus Mono PS1" fo:font-size="10pt" officeooo:rsid="001c0529" style:font-size-asian="10pt" style:font-size-complex="10pt"/>
    </style:style>
    <style:style style:name="T11" style:family="text">
      <style:text-properties style:font-name="Nimbus Mono PS1" fo:font-size="10pt" officeooo:rsid="00406d72" style:font-size-asian="10pt" style:font-size-complex="10pt"/>
    </style:style>
    <style:style style:name="T12" style:family="text">
      <style:text-properties style:font-name="Nimbus Mono PS1" fo:font-size="10pt" officeooo:rsid="003ef71b" style:font-size-asian="10pt" style:font-size-complex="10pt"/>
    </style:style>
    <style:style style:name="T13" style:family="text">
      <style:text-properties style:font-name="Nimbus Mono PS1" fo:font-size="10pt" officeooo:rsid="003f7cef" style:font-size-asian="10pt" style:font-size-complex="10pt"/>
    </style:style>
    <style:style style:name="T14" style:family="text">
      <style:text-properties style:font-name="Nimbus Mono PS1" fo:font-size="10pt" officeooo:rsid="004e003d" style:font-size-asian="10pt" style:font-size-complex="10pt"/>
    </style:style>
    <style:style style:name="T15" style:family="text">
      <style:text-properties style:font-name="Nimbus Mono PS1" fo:font-size="10pt" officeooo:rsid="00208aba" style:font-size-asian="10pt" style:font-size-complex="10pt"/>
    </style:style>
    <style:style style:name="T16" style:family="text">
      <style:text-properties style:font-name="Nimbus Mono PS1" fo:font-size="10pt" officeooo:rsid="003d6b99" style:font-size-asian="10pt" style:font-size-complex="10pt"/>
    </style:style>
    <style:style style:name="T17" style:family="text">
      <style:text-properties style:font-name="Nimbus Mono PS1" fo:font-size="10pt" officeooo:rsid="003c6e74" style:font-size-asian="10pt" style:font-size-complex="10pt"/>
    </style:style>
    <style:style style:name="T18" style:family="text">
      <style:text-properties style:font-name="Nimbus Mono PS1" fo:font-size="10pt" fo:font-style="italic" style:font-size-asian="10pt" style:font-size-complex="10pt"/>
    </style:style>
    <style:style style:name="T19" style:family="text">
      <style:text-properties style:font-name="Nimbus Mono PS1" fo:font-size="10pt" fo:font-style="italic" style:text-underline-style="solid" style:text-underline-width="auto" style:text-underline-color="font-color" style:font-size-asian="10pt" style:font-size-complex="10pt"/>
    </style:style>
    <style:style style:name="T20" style:family="text">
      <style:text-properties style:font-name="Nimbus Mono PS1" fo:font-size="10pt" fo:font-style="italic" style:text-underline-style="solid" style:text-underline-width="auto" style:text-underline-color="font-color" officeooo:rsid="003a7c02" style:font-size-asian="10pt" style:font-size-complex="10pt"/>
    </style:style>
    <style:style style:name="T21" style:family="text">
      <style:text-properties style:font-name="Nimbus Mono PS1" fo:font-size="10pt" fo:font-style="italic" style:text-underline-style="solid" style:text-underline-width="auto" style:text-underline-color="font-color" officeooo:rsid="0046c20d" style:font-size-asian="10pt" style:font-size-complex="10pt"/>
    </style:style>
    <style:style style:name="T22" style:family="text">
      <style:text-properties style:font-name="Nimbus Mono PS1" fo:font-size="10pt" fo:font-style="italic" style:text-underline-style="none" style:font-size-asian="10pt" style:font-size-complex="10pt"/>
    </style:style>
    <style:style style:name="T23" style:family="text">
      <style:text-properties style:font-name="Nimbus Mono PS1" fo:font-size="10pt" fo:font-style="italic" style:text-underline-style="none" officeooo:rsid="003a7c02" style:font-size-asian="10pt" style:font-size-complex="10pt"/>
    </style:style>
    <style:style style:name="T24" style:family="text">
      <style:text-properties style:font-name="Nimbus Mono PS1" fo:font-size="10pt" fo:font-style="italic" style:text-underline-style="none" officeooo:rsid="005e0c99" style:font-size-asian="10pt" style:font-size-complex="10pt"/>
    </style:style>
    <style:style style:name="T25" style:family="text">
      <style:text-properties style:font-name="Nimbus Mono PS1" fo:font-size="10pt" officeooo:rsid="001c0529" style:font-size-asian="8.75pt" style:font-size-complex="10pt"/>
    </style:style>
    <style:style style:name="T26" style:family="text">
      <style:text-properties style:font-name="Nimbus Mono PS1" fo:font-size="10pt" officeooo:rsid="00208aba" style:font-size-asian="8.75pt" style:font-size-complex="10pt"/>
    </style:style>
    <style:style style:name="T27" style:family="text">
      <style:text-properties style:font-name="Nimbus Mono PS1" fo:font-size="10pt" officeooo:rsid="003c6e74" style:font-size-asian="8.75pt" style:font-size-complex="10pt"/>
    </style:style>
    <style:style style:name="T28" style:family="text">
      <style:text-properties style:font-name="Nimbus Mono PS1" fo:font-size="10pt" officeooo:rsid="003d6b99" style:font-size-asian="8.75pt" style:font-size-complex="10pt"/>
    </style:style>
    <style:style style:name="T29" style:family="text">
      <style:text-properties style:font-name="Nimbus Mono PS1" fo:font-size="10pt" officeooo:rsid="003ef71b" style:font-size-asian="8.75pt" style:font-size-complex="10pt"/>
    </style:style>
    <style:style style:name="T30" style:family="text">
      <style:text-properties style:font-name="Nimbus Mono PS1" fo:font-size="10pt" officeooo:rsid="003f7cef" style:font-size-asian="8.75pt" style:font-size-complex="10pt"/>
    </style:style>
    <style:style style:name="T31" style:family="text">
      <style:text-properties style:font-name="Nimbus Mono PS1" fo:font-size="10pt" officeooo:rsid="00406d72" style:font-size-asian="8.75pt" style:font-size-complex="10pt"/>
    </style:style>
    <style:style style:name="T32" style:family="text">
      <style:text-properties style:font-name="Nimbus Mono PS1" fo:font-size="10pt" officeooo:rsid="004e003d" style:font-size-asian="8.75pt" style:font-size-complex="10pt"/>
    </style:style>
    <style:style style:name="T33" style:family="text">
      <style:text-properties style:font-name="Nimbus Mono PS1" fo:font-size="10pt" style:text-underline-style="solid" style:text-underline-width="auto" style:text-underline-color="font-color" officeooo:rsid="0046c20d" style:font-size-asian="10pt" style:font-size-complex="10pt"/>
    </style:style>
    <style:style style:name="T34" style:family="text">
      <style:text-properties style:font-name="Nimbus Mono PS1" fo:font-size="10pt" style:text-underline-style="solid" style:text-underline-width="auto" style:text-underline-color="font-color" officeooo:rsid="004b8de8" style:font-size-asian="10pt" style:font-size-complex="10pt"/>
    </style:style>
    <style:style style:name="T35" style:family="text">
      <style:text-properties style:font-name="Nimbus Mono PS1" fo:font-size="10pt" style:text-underline-style="solid" style:text-underline-width="auto" style:text-underline-color="font-color" officeooo:rsid="004c28c0" style:font-size-asian="10pt" style:font-size-complex="10pt"/>
    </style:style>
    <style:style style:name="T36" style:family="text">
      <style:text-properties style:font-name="Nimbus Mono PS1" fo:font-size="10pt" style:text-underline-style="solid" style:text-underline-width="auto" style:text-underline-color="font-color" officeooo:rsid="004c6d84" style:font-size-asian="10pt" style:font-size-complex="10pt"/>
    </style:style>
    <style:style style:name="T37" style:family="text">
      <style:text-properties style:font-name="Nimbus Mono PS1" fo:font-size="10pt" style:text-underline-style="solid" style:text-underline-width="auto" style:text-underline-color="font-color" officeooo:rsid="003ef71b" style:font-size-asian="10pt" style:font-size-complex="10pt"/>
    </style:style>
    <style:style style:name="T38" style:family="text">
      <style:text-properties style:font-name="Nimbus Mono PS1" fo:font-size="10pt" style:text-underline-style="solid" style:text-underline-width="auto" style:text-underline-color="font-color" fo:font-weight="normal" style:font-size-asian="10pt" style:font-weight-asian="normal" style:font-size-complex="10pt" style:font-weight-complex="normal"/>
    </style:style>
    <style:style style:name="T39" style:family="text">
      <style:text-properties style:font-name="Nimbus Mono PS1" fo:font-size="10pt" style:text-underline-style="solid" style:text-underline-width="auto" style:text-underline-color="font-color" fo:font-weight="normal" officeooo:rsid="0038dc92" style:font-size-asian="10pt" style:font-weight-asian="normal" style:font-size-complex="10pt" style:font-weight-complex="normal"/>
    </style:style>
    <style:style style:name="T40" style:family="text">
      <style:text-properties style:font-name="Nimbus Mono PS1" fo:font-size="10pt" style:text-underline-style="solid" style:text-underline-width="auto" style:text-underline-color="font-color" officeooo:rsid="003ef71b" style:font-size-asian="8.75pt" style:font-size-complex="10pt"/>
    </style:style>
    <style:style style:name="T41" style:family="text">
      <style:text-properties style:font-name="Nimbus Mono PS1" fo:font-size="10pt" style:text-underline-style="none" style:font-size-asian="10pt" style:font-size-complex="10pt"/>
    </style:style>
    <style:style style:name="T42" style:family="text">
      <style:text-properties style:font-name="Nimbus Mono PS1" fo:font-size="10pt" style:text-underline-style="none" officeooo:rsid="0045d58d" style:font-size-asian="10pt" style:font-size-complex="10pt"/>
    </style:style>
    <style:style style:name="T43" style:family="text">
      <style:text-properties style:font-name="Nimbus Mono PS1" fo:font-size="10pt" style:text-underline-style="none" officeooo:rsid="005e0c99" style:font-size-asian="10pt" style:font-size-complex="10pt"/>
    </style:style>
    <style:style style:name="T44" style:family="text">
      <style:text-properties style:font-name="Nimbus Mono PS1" fo:font-size="10pt" style:text-underline-style="none" fo:font-weight="normal" style:font-size-asian="10pt" style:font-weight-asian="normal" style:font-size-complex="10pt" style:font-weight-complex="normal"/>
    </style:style>
    <style:style style:name="T45" style:family="text">
      <style:text-properties style:font-name="Nimbus Mono PS1" fo:font-size="10pt" style:text-underline-style="none" fo:font-weight="normal" officeooo:rsid="0045d58d" style:font-size-asian="10pt" style:font-weight-asian="normal" style:font-size-complex="10pt" style:font-weight-complex="normal"/>
    </style:style>
    <style:style style:name="T46" style:family="text">
      <style:text-properties style:font-name="Nimbus Mono PS1" fo:font-size="10pt" style:text-underline-style="none" fo:font-weight="normal" officeooo:rsid="0032e23b" style:font-size-asian="10pt" style:font-weight-asian="normal" style:font-size-complex="10pt" style:font-weight-complex="normal"/>
    </style:style>
    <style:style style:name="T47" style:family="text">
      <style:text-properties style:font-name="Nimbus Mono PS1" fo:font-size="10pt" style:text-underline-style="none" fo:font-weight="normal" officeooo:rsid="003321b0" style:font-size-asian="10pt" style:font-weight-asian="normal" style:font-size-complex="10pt" style:font-weight-complex="normal"/>
    </style:style>
    <style:style style:name="T48" style:family="text">
      <style:text-properties style:font-name="Nimbus Mono PS1" fo:font-size="10pt" fo:font-weight="normal" officeooo:rsid="0032e23b" style:font-size-asian="10pt" style:font-weight-asian="normal" style:font-size-complex="10pt" style:font-weight-complex="normal"/>
    </style:style>
    <style:style style:name="T49" style:family="text">
      <style:text-properties style:font-name="Nimbus Mono PS1" fo:font-size="10pt" fo:font-weight="normal" officeooo:rsid="003321b0" style:font-size-asian="10pt" style:font-weight-asian="normal" style:font-size-complex="10pt" style:font-weight-complex="normal"/>
    </style:style>
    <style:style style:name="T50" style:family="text">
      <style:text-properties style:font-name="Nimbus Mono PS1" fo:font-size="10pt" fo:font-weight="normal" officeooo:rsid="0038dc92" style:font-size-asian="10pt" style:font-weight-asian="normal" style:font-size-complex="10pt" style:font-weight-complex="normal"/>
    </style:style>
    <style:style style:name="T51" style:family="text">
      <style:text-properties style:font-name="Nimbus Mono PS1" fo:font-size="10pt" fo:font-weight="normal" officeooo:rsid="0059cdf5" style:font-size-asian="10pt" style:font-weight-asian="normal" style:font-size-complex="10pt" style:font-weight-complex="normal"/>
    </style:style>
    <style:style style:name="T52" style:family="text">
      <style:text-properties style:font-name="Nimbus Mono PS1" fo:font-size="10pt" fo:font-weight="normal" officeooo:rsid="005b9b57" style:font-size-asian="10pt" style:font-weight-asian="normal" style:font-size-complex="10pt" style:font-weight-complex="normal"/>
    </style:style>
    <style:style style:name="T53" style:family="text">
      <style:text-properties style:font-name="Nimbus Mono PS1" fo:font-size="10pt" fo:font-weight="normal" officeooo:rsid="005c280d" style:font-size-asian="10pt" style:font-weight-asian="normal" style:font-size-complex="10pt" style:font-weight-complex="normal"/>
    </style:style>
    <style:style style:name="T54" style:family="text">
      <style:text-properties style:font-name="Nimbus Mono PS1" fo:font-size="10pt" fo:font-weight="normal" officeooo:rsid="005e0c99" style:font-size-asian="10pt" style:font-weight-asian="normal" style:font-size-complex="10pt" style:font-weight-complex="normal"/>
    </style:style>
    <style:style style:name="T55" style:family="text">
      <style:text-properties style:font-name="Nimbus Mono PS1" officeooo:rsid="001f506c"/>
    </style:style>
    <style:style style:name="T56" style:family="text">
      <style:text-properties style:font-name="Nimbus Mono PS1" fo:font-style="italic"/>
    </style:style>
    <style:style style:name="T57" style:family="text">
      <style:text-properties style:font-name="Nimbus Mono PS1" fo:font-style="italic" style:text-underline-style="none"/>
    </style:style>
    <style:style style:name="T58" style:family="text">
      <style:text-properties style:font-name="Nimbus Mono PS1" fo:font-style="italic" style:text-underline-style="none" officeooo:rsid="003a7c02"/>
    </style:style>
    <style:style style:name="T59" style:family="text">
      <style:text-properties style:font-name="Nimbus Mono PS1" fo:font-style="italic" style:text-underline-style="none" officeooo:rsid="005e0c99"/>
    </style:style>
    <style:style style:name="T60" style:family="text">
      <style:text-properties style:font-name="Nimbus Mono PS1" fo:font-weight="normal" officeooo:rsid="0032e23b" style:font-weight-asian="normal" style:font-weight-complex="normal"/>
    </style:style>
    <style:style style:name="T61" style:family="text">
      <style:text-properties style:font-name="Nimbus Mono PS1" fo:font-weight="normal" officeooo:rsid="0038dc92" style:font-weight-asian="normal" style:font-weight-complex="normal"/>
    </style:style>
    <style:style style:name="T62" style:family="text">
      <style:text-properties style:font-name="Nimbus Mono PS1" fo:font-weight="normal" officeooo:rsid="005e0c99" style:font-weight-asian="normal" style:font-weight-complex="normal"/>
    </style:style>
    <style:style style:name="T63" style:family="text">
      <style:text-properties style:font-name="Nimbus Mono PS1" fo:font-weight="normal" officeooo:rsid="0059cdf5" style:font-weight-asian="normal" style:font-weight-complex="normal"/>
    </style:style>
    <style:style style:name="T64" style:family="text">
      <style:text-properties style:font-name="Nimbus Mono PS1" fo:font-weight="normal" officeooo:rsid="003321b0" style:font-weight-asian="normal" style:font-weight-complex="normal"/>
    </style:style>
    <style:style style:name="T65" style:family="text">
      <style:text-properties style:font-name="Nimbus Mono PS1" fo:font-weight="normal" officeooo:rsid="005b9b57" style:font-weight-asian="normal" style:font-weight-complex="normal"/>
    </style:style>
    <style:style style:name="T66" style:family="text">
      <style:text-properties style:font-name="Nimbus Mono PS1" fo:font-weight="normal" officeooo:rsid="005c280d" style:font-weight-asian="normal" style:font-weight-complex="normal"/>
    </style:style>
    <style:style style:name="T67" style:family="text">
      <style:text-properties style:font-name="Nimbus Mono PS1" style:text-underline-style="solid" style:text-underline-width="auto" style:text-underline-color="font-color" fo:font-weight="normal" style:font-weight-asian="normal" style:font-weight-complex="normal"/>
    </style:style>
    <style:style style:name="T68" style:family="text">
      <style:text-properties style:font-name="Nimbus Mono PS1" style:text-underline-style="solid" style:text-underline-width="auto" style:text-underline-color="font-color" fo:font-weight="normal" officeooo:rsid="0038dc92" style:font-weight-asian="normal" style:font-weight-complex="normal"/>
    </style:style>
    <style:style style:name="T69" style:family="text">
      <style:text-properties style:font-name="Nimbus Mono PS1" style:text-underline-style="solid" style:text-underline-width="auto" style:text-underline-color="font-color" officeooo:rsid="0046c20d"/>
    </style:style>
    <style:style style:name="T70" style:family="text">
      <style:text-properties style:font-name="Nimbus Mono PS1" style:text-underline-style="solid" style:text-underline-width="auto" style:text-underline-color="font-color" officeooo:rsid="003ef71b"/>
    </style:style>
    <style:style style:name="T71" style:family="text">
      <style:text-properties style:font-name="Nimbus Mono PS1" style:text-underline-style="solid" style:text-underline-width="auto" style:text-underline-color="font-color" officeooo:rsid="004b8de8"/>
    </style:style>
    <style:style style:name="T72" style:family="text">
      <style:text-properties style:font-name="Nimbus Mono PS1" style:text-underline-style="solid" style:text-underline-width="auto" style:text-underline-color="font-color" officeooo:rsid="004c28c0"/>
    </style:style>
    <style:style style:name="T73" style:family="text">
      <style:text-properties style:font-name="Nimbus Mono PS1" style:text-underline-style="solid" style:text-underline-width="auto" style:text-underline-color="font-color" officeooo:rsid="004c6d84"/>
    </style:style>
    <style:style style:name="T74" style:family="text">
      <style:text-properties style:font-name="Nimbus Mono PS1" style:text-underline-style="none"/>
    </style:style>
    <style:style style:name="T75" style:family="text">
      <style:text-properties style:font-name="Nimbus Mono PS1" style:text-underline-style="none" fo:font-weight="normal" style:font-weight-asian="normal" style:font-weight-complex="normal"/>
    </style:style>
    <style:style style:name="T76" style:family="text">
      <style:text-properties style:font-name="Nimbus Mono PS1" style:text-underline-style="none" fo:font-weight="normal" officeooo:rsid="0032e23b" style:font-weight-asian="normal" style:font-weight-complex="normal"/>
    </style:style>
    <style:style style:name="T77" style:family="text">
      <style:text-properties style:font-name="Nimbus Mono PS1" style:text-underline-style="none" fo:font-weight="normal" officeooo:rsid="003321b0" style:font-weight-asian="normal" style:font-weight-complex="normal"/>
    </style:style>
    <style:style style:name="T78" style:family="text">
      <style:text-properties style:font-name="Nimbus Mono PS1" style:text-underline-style="none" fo:font-weight="normal" officeooo:rsid="0045d58d" style:font-weight-asian="normal" style:font-weight-complex="normal"/>
    </style:style>
    <style:style style:name="T79" style:family="text">
      <style:text-properties style:font-name="Nimbus Mono PS1" style:text-underline-style="none" officeooo:rsid="005e0c99"/>
    </style:style>
    <style:style style:name="T80" style:family="text">
      <style:text-properties style:font-name="Nimbus Mono PS1" style:text-underline-style="none" officeooo:rsid="0045d58d"/>
    </style:style>
    <style:style style:name="T81" style:family="text">
      <style:text-properties style:font-name="Nimbus Mono PS1" officeooo:rsid="002ccf42"/>
    </style:style>
    <style:style style:name="T82" style:family="text">
      <style:text-properties style:font-name="Nimbus Mono PS1" officeooo:rsid="001c0529"/>
    </style:style>
    <style:style style:name="T83" style:family="text">
      <style:text-properties style:font-name="Nimbus Mono PS1" officeooo:rsid="00406d72"/>
    </style:style>
    <style:style style:name="T84" style:family="text">
      <style:text-properties style:font-name="Nimbus Mono PS1" officeooo:rsid="003ef71b"/>
    </style:style>
    <style:style style:name="T85" style:family="text">
      <style:text-properties style:font-name="Nimbus Mono PS1" officeooo:rsid="003f7cef"/>
    </style:style>
    <style:style style:name="T86" style:family="text">
      <style:text-properties style:font-name="Nimbus Mono PS1" officeooo:rsid="004e003d"/>
    </style:style>
    <style:style style:name="T87" style:family="text">
      <style:text-properties style:font-name="Nimbus Mono PS1" officeooo:rsid="004b8de8"/>
    </style:style>
    <style:style style:name="T88" style:family="text">
      <style:text-properties style:font-name="Nimbus Mono PS1" officeooo:rsid="004c28c0"/>
    </style:style>
    <style:style style:name="T89" style:family="text">
      <style:text-properties style:font-name="Nimbus Mono PS1" officeooo:rsid="004c6d84"/>
    </style:style>
    <style:style style:name="T90" style:family="text">
      <style:text-properties style:font-name="Nimbus Mono PS1" officeooo:rsid="004e0094"/>
    </style:style>
    <style:style style:name="T91" style:family="text">
      <style:text-properties style:font-name="Nimbus Mono PS1" officeooo:rsid="004fc7e5"/>
    </style:style>
    <style:style style:name="T92" style:family="text">
      <style:text-properties style:font-name="Nimbus Mono PS1" officeooo:rsid="00208aba"/>
    </style:style>
    <style:style style:name="T93" style:family="text">
      <style:text-properties style:font-name="Nimbus Mono PS1" officeooo:rsid="003d6b99"/>
    </style:style>
    <style:style style:name="T94" style:family="text">
      <style:text-properties style:font-name="Nimbus Mono PS1" officeooo:rsid="003c6e74"/>
    </style:style>
    <style:style style:name="T95" style:family="text">
      <style:text-properties officeooo:rsid="0022e8da"/>
    </style:style>
    <style:style style:name="T96" style:family="text">
      <style:text-properties style:text-underline-style="none"/>
    </style:style>
    <style:style style:name="T97" style:family="text">
      <style:text-properties style:text-underline-style="none" officeooo:rsid="004e003d"/>
    </style:style>
    <style:style style:name="T98" style:family="text">
      <style:text-properties fo:font-size="10pt" style:font-size-asian="10pt" style:font-size-complex="10pt"/>
    </style:style>
    <style:style style:name="T99" style:family="text">
      <style:text-properties fo:font-size="10pt" officeooo:rsid="004e003d" style:font-size-asian="10pt" style:font-size-complex="10pt"/>
    </style:style>
    <style:style style:name="T100" style:family="text">
      <style:text-properties fo:font-size="10pt" officeooo:rsid="003f7cef" style:font-size-asian="10pt" style:font-size-complex="10pt"/>
    </style:style>
    <style:style style:name="T101" style:family="text">
      <style:text-properties fo:font-size="10pt" officeooo:rsid="0022e8da" style:font-size-asian="10pt" style:font-size-complex="10pt"/>
    </style:style>
    <style:style style:name="T102" style:family="text">
      <style:text-properties fo:font-size="10pt" officeooo:rsid="003f7cef" style:font-size-asian="8.75pt" style:font-size-complex="10pt"/>
    </style:style>
    <style:style style:name="T103" style:family="text">
      <style:text-properties fo:font-size="10pt" officeooo:rsid="004e003d" style:font-size-asian="8.75pt" style:font-size-complex="10pt"/>
    </style:style>
    <style:style style:name="T104" style:family="text">
      <style:text-properties fo:font-size="10pt" style:text-underline-style="none" style:font-size-asian="10pt" style:font-size-complex="10pt"/>
    </style:style>
    <style:style style:name="T105" style:family="text">
      <style:text-properties fo:font-size="10pt" style:text-underline-style="none" officeooo:rsid="004e003d" style:font-size-asian="10pt" style:font-size-complex="10pt"/>
    </style:style>
    <style:style style:name="T106" style:family="text">
      <style:text-properties fo:font-size="10pt" style:text-underline-style="none" officeooo:rsid="004e003d" style:font-size-asian="8.75pt" style:font-size-complex="10pt"/>
    </style:style>
    <style:style style:name="T107" style:family="text">
      <style:text-properties fo:font-size="10pt" style:text-underline-style="none" officeooo:rsid="005e0c99" style:font-size-asian="8.75pt" style:font-size-complex="10pt"/>
    </style:style>
    <style:style style:name="T108" style:family="text">
      <style:text-properties fo:font-size="10pt" fo:font-weight="normal" officeooo:rsid="005c280d" style:font-size-asian="10pt" style:font-weight-asian="normal" style:font-size-complex="10pt" style:font-weight-complex="normal"/>
    </style:style>
    <style:style style:name="T109" style:family="text">
      <style:text-properties fo:font-weight="normal" officeooo:rsid="005c280d" style:font-weight-asian="normal" style:font-weight-complex="normal"/>
    </style:style>
    <style:style style:name="T110" style:family="text">
      <style:text-properties officeooo:rsid="003f7cef"/>
    </style:style>
    <style:style style:name="T111" style:family="text">
      <style:text-properties officeooo:rsid="004e003d"/>
    </style:style>
    <style:style style:name="T112" style:family="text">
      <style:text-properties style:font-name="Nimbus Mono PS1" style:text-underline-style="none" officeooo:rsid="0056eaf8"/>
    </style:style>
    <style:style style:name="T113" style:family="text">
      <style:text-properties style:font-name="Nimbus Mono PS1" fo:font-size="10pt" style:text-underline-style="none" officeooo:rsid="0056eaf8" style:font-size-asian="10pt" style:font-size-complex="10pt"/>
    </style:style>
    <style:style style:name="T114" style:family="text">
      <style:text-properties officeooo:rsid="005e0c99"/>
    </style:style>
    <style:style style:name="T115" style:family="text">
      <style:text-properties style:font-name="Nimbus Mono PS2" officeooo:rsid="005e0c99"/>
    </style:style>
    <style:style style:name="T116" style:family="text">
      <style:text-properties style:font-name="Nimbus Mono PS2" fo:font-size="10pt" style:text-underline-style="none" officeooo:rsid="004e003d" style:font-size-asian="8.75pt" style:font-size-complex="10pt"/>
    </style:style>
    <style:style style:name="T117" style:family="text">
      <style:text-properties style:font-name="Nimbus Mono PS2" fo:font-size="10pt" style:text-underline-style="none" officeooo:rsid="005e0c99" style:font-size-asian="8.75pt" style:font-size-complex="10pt"/>
    </style:style>
    <style:style style:name="T118" style:family="text">
      <style:text-properties style:font-name="Nimbus Mono PS2" fo:font-size="10pt" style:text-underline-style="none" officeooo:rsid="0056eaf8" style:font-size-asian="10pt" style:font-size-complex="10pt"/>
    </style:style>
    <style:style style:name="T119" style:family="text">
      <style:text-properties style:font-name="Nimbus Mono PS2" fo:font-size="10pt" style:text-underline-style="none" officeooo:rsid="004e003d" style:font-size-asian="10pt" style:font-size-complex="10pt"/>
    </style:style>
    <style:style style:name="T120" style:family="text">
      <style:text-properties style:font-name="Nimbus Mono PS2" fo:font-size="10pt" style:text-underline-style="none" officeooo:rsid="005e0c99" style:font-size-asian="10pt" style:font-size-complex="10pt"/>
    </style:style>
    <style:style style:name="T121" style:family="text">
      <style:text-properties style:font-name="Nimbus Mono PS2" fo:font-size="10pt" officeooo:rsid="005e0c99" style:font-size-asian="10pt" style:font-size-complex="10pt"/>
    </style:style>
    <style:style style:name="T122" style:family="text">
      <style:text-properties style:font-name="Nimbus Mono PS2" style:text-underline-style="none" officeooo:rsid="004e003d"/>
    </style:style>
    <style:style style:name="T123" style:family="text">
      <style:text-properties style:font-name="Nimbus Mono PS2" style:text-underline-style="none" officeooo:rsid="005e0c99"/>
    </style:style>
    <style:style style:name="T124" style:family="text">
      <style:text-properties style:font-name="Nimbus Mono PS2" style:text-underline-style="none" officeooo:rsid="0056eaf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CS214 Proj02 Chan Kim</text:h>
      <text:h text:style-name="P15" text:outline-level="3">Project 2: Practicing with BNFs </text:h>
      <text:p text:style-name="P16"/>
      <text:list xml:id="list410057498" text:style-name="L2">
        <text:list-item>
          <text:p text:style-name="P9">Using these ideas, define the constructs below with BNF productions. Underline the terminals in your productions, to distinguish them from the nonterminals. You may assume that the following have already been defined: </text:p>
          <text:p text:style-name="P17"><text:s text:c="3"/>&lt;letter&gt; <text:s text:c="2"/>::= <text:s text:c="2"/>A | B | C | D | E | F | G | H | I | J | K | L </text:p>
          <text:p text:style-name="P17"><text:s text:c="20"/>| M | N | O | P | Q | R | S | T | U | V | W </text:p>
          <text:p text:style-name="P17"><text:s text:c="20"/>| X | Y | Z | a | b | c | d | e | f | g | h</text:p>
          <text:p text:style-name="P17"><text:s text:c="20"/>| i | j | k | l | m | n | o | p | q | r | s</text:p>
          <text:p text:style-name="P17"><text:s text:c="20"/>| t | u | v | w | x | y | z</text:p>
          <text:p text:style-name="P17"><text:s text:c="3"/>&lt;digit&gt; <text:s text:c="2"/>::= <text:s text:c="2"/>0 | 1 | 2 | 3 | 4 | 5 | 6 | 7 | 8 | 9</text:p>
          <text:p text:style-name="P18"><text:s text:c="3"/></text:p>
          <text:list>
            <text:list-item>
              <text:p text:style-name="P6"><text:span text:style-name="T98">A Java character literal<text:line-break/></text:span><text:span text:style-name="T3">&lt;</text:span><text:span text:style-name="T18">character literal</text:span><text:span text:style-name="T3">&gt; ::= </text:span><text:span text:style-name="Teletype"><text:span text:style-name="T48">&lt;letter&gt; | &lt;digit&gt;</text:span></text:span><text:span text:style-name="T3"> | </text:span><text:span text:style-name="T38">/</text:span><text:span text:style-name="T39">t</text:span><text:span text:style-name="T50"> | </text:span><text:span text:style-name="T39">/b</text:span><text:span text:style-name="T50"> | </text:span><text:span text:style-name="T39">/n</text:span><text:span text:style-name="T50"> | </text:span><text:span text:style-name="T39">/r</text:span><text:span text:style-name="T50"> | </text:span><text:span text:style-name="T39">/f</text:span><text:span text:style-name="T50"> | </text:span><text:span text:style-name="T39">/’</text:span><text:span text:style-name="T50"> | </text:span><text:span text:style-name="T39">/”</text:span><text:span text:style-name="T50"> | </text:span><text:span text:style-name="T39">\\</text:span><text:span text:style-name="Teletype"><text:span text:style-name="T46"> | &lt;character literal</text:span></text:span><text:span text:style-name="Teletype"><text:span text:style-name="T47">&gt;</text:span></text:span><text:span text:style-name="T98"><text:line-break/></text:span></text:p>
            </text:list-item>
            <text:list-item>
              <text:p text:style-name="P7"><text:span text:style-name="T98">A Java character string literal<text:line-break/></text:span><text:span text:style-name="T3">&lt;</text:span><text:span text:style-name="T4">string</text:span><text:span text:style-name="T18"> literal</text:span><text:span text:style-name="T3">&gt; ::= <text:s/></text:span><text:span text:style-name="Teletype"><text:span text:style-name="T48">&lt;lett</text:span></text:span><text:span text:style-name="Teletype"><text:span text:style-name="T48">er&gt; | &lt;digit&gt; | &lt;</text:span></text:span><text:span text:style-name="Teletype"><text:span text:style-name="T51">string</text:span></text:span><text:span text:style-name="Teletype"><text:span text:style-name="T48"> literal</text:span></text:span><text:span text:style-name="Teletype"><text:span text:style-name="T49">&gt;</text:span></text:span><text:span text:style-name="Teletype"><text:span text:style-name="T52">&lt;string literal&gt; </text:span></text:span><text:span text:style-name="Teletype"><text:span text:style-name="T53">| </text:span></text:span><text:span text:style-name="Teletype"><text:span text:style-name="T108">Ø</text:span></text:span><text:span text:style-name="T98"><text:line-break/></text:span></text:p>
            </text:list-item>
            <text:list-item>
              <text:p text:style-name="P8"><text:span text:style-name="T98">A Java integer literal<text:line-break/></text:span><text:span text:style-name="T121">&lt;hex&gt; ::= 0 | 1 | 2 | 3 | 4 | 5 | 6 | 7<text:line-break/>&lt;octal&gt; ::= 0 | … | 9a | … | f<text:line-break/>&lt;hexs&gt; ::= &lt;hex&gt;&lt;hexs&gt; | </text:span><text:span text:style-name="Teletype"><text:span text:style-name="T119">Ø<text:line-break/></text:span></text:span><text:span text:style-name="Teletype"><text:span text:style-name="T120">&lt;octals&gt; ::= &lt;octal&gt;&lt;octals&gt; | </text:span></text:span><text:span text:style-name="Teletype"><text:span text:style-name="T119">Ø</text:span></text:span><text:span text:style-name="T121"><text:line-break/></text:span><text:span text:style-name="T118">&lt;digits&gt; ::= &lt;digit&gt;&lt;digits&gt; | </text:span><text:span text:style-name="Teletype"><text:span text:style-name="T119">Ø</text:span></text:span><text:span text:style-name="T118"> </text:span><text:span text:style-name="T113"><text:line-break/></text:span><text:span text:style-name="T3">&lt;</text:span><text:span text:style-name="T18">integer literal</text:span><text:span text:style-name="T3">&gt; ::= </text:span><text:span text:style-name="T41">&lt;</text:span><text:span text:style-name="T23">digit</text:span><text:span text:style-name="T24">s</text:span><text:span text:style-name="T41">&gt; | &lt;</text:span><text:span text:style-name="T24">hexs</text:span><text:span text:style-name="T41">&gt; | </text:span><text:span text:style-name="T33">0x</text:span><text:span text:style-name="T41"> &lt;</text:span><text:span text:style-name="T43">octal</text:span><text:span text:style-name="T24">s</text:span><text:span text:style-name="T41">&gt;</text:span><text:span text:style-name="T98"><text:line-break/></text:span></text:p>
            </text:list-item>
            <text:list-item>
              <text:p text:style-name="P5"><text:span text:style-name="T98">A Java real (floating point) literal <text:line-break/></text:span><text:span text:style-name="T113">&lt;digits&gt; ::= &lt;digit&gt;&lt;digits&gt; | </text:span><text:span text:style-name="Teletype"><text:span text:style-name="T105">Ø</text:span></text:span><text:span text:style-name="T113"> <text:line-break/></text:span><text:span text:style-name="T41">&lt;</text:span><text:span text:style-name="T22">floating-point literal</text:span><text:span text:style-name="T41">&gt; ::= &lt;</text:span><text:span text:style-name="T22">digits</text:span><text:span text:style-name="T41">&gt; </text:span><text:span text:style-name="Teletype"><text:span text:style-name="T44">. </text:span></text:span><text:span text:style-name="Teletype"><text:span text:style-name="T45">[</text:span></text:span><text:span text:style-name="T41"> &lt;</text:span><text:span text:style-name="T22">digits</text:span><text:span text:style-name="T41">&gt; </text:span><text:span text:style-name="T42">]<text:line-break/></text:span></text:p>
            </text:list-item>
            <text:list-item>
              <text:p text:style-name="P4"><text:span text:style-name="T98">A Java identifier: <text:line-break/></text:span><text:span text:style-name="T10">&lt;identifier&gt; ::= </text:span><text:span text:style-name="T11">( </text:span><text:span text:style-name="T10">&lt;</text:span><text:span text:style-name="T12">letter</text:span><text:span text:style-name="T10">&gt; </text:span><text:span text:style-name="T12">|</text:span><text:span text:style-name="T10"> </text:span><text:span text:style-name="T37">$</text:span><text:span text:style-name="T12"> | </text:span><text:span text:style-name="T37">_</text:span><text:span text:style-name="T12"> </text:span><text:span text:style-name="T11">)</text:span><text:span text:style-name="T12"> </text:span><text:span text:style-name="T13">{ </text:span><text:span text:style-name="T12">&lt;identifier&gt; </text:span><text:span text:style-name="T13">| &lt;digits&gt; </text:span><text:span text:style-name="T14">| </text:span><text:span text:style-name="Teletype"><text:span text:style-name="T99">Ø</text:span></text:span><text:span text:style-name="T13"> </text:span><text:span text:style-name="Teletype"><text:span text:style-name="T100">}</text:span></text:span><text:span text:style-name="T98"><text:line-break/></text:span></text:p>
            </text:list-item>
            <text:list-item>
              <text:p text:style-name="P10">A Java function declaration (prototype): <text:line-break/><text:span text:style-name="T87">&lt;modifier&gt; ::= </text:span><text:span text:style-name="T71">public</text:span><text:span text:style-name="T87"> | </text:span><text:span text:style-name="T71">private</text:span><text:span text:style-name="T87"><text:line-break/></text:span><text:span text:style-name="T88">&lt;method&gt; ::= </text:span><text:span text:style-name="T72">class&lt;?&gt;</text:span><text:span text:style-name="T88"> | </text:span><text:span text:style-name="T72">int</text:span><text:span text:style-name="T88"> | </text:span><text:span text:style-name="T72">boolean</text:span><text:span text:style-name="T88"> | </text:span><text:span text:style-name="T72">String</text:span><text:span text:style-name="T88"> | </text:span><text:span text:style-name="T72">Type</text:span><text:span text:style-name="T88"> | </text:span><text:span text:style-name="T72">Object</text:span><text:span text:style-name="T88"> | </text:span><text:span text:style-name="T72">Void</text:span><text:span text:style-name="T88"><text:line-break/></text:span><text:span text:style-name="T89">&lt;type&gt; ::= </text:span><text:span text:style-name="T73">boolean</text:span><text:span text:style-name="T89"> | </text:span><text:span text:style-name="T73">byte</text:span><text:span text:style-name="T89"> | </text:span><text:span text:style-name="T73">char</text:span><text:span text:style-name="T89"> | </text:span><text:span text:style-name="T73">short</text:span><text:span text:style-name="T89"> | </text:span><text:span text:style-name="T73">int</text:span><text:span text:style-name="T89"> | </text:span><text:span text:style-name="T73">float</text:span><text:span text:style-name="T89"> | </text:span><text:span text:style-name="T73">long</text:span><text:span text:style-name="T89"> | </text:span><text:span text:style-name="T73">double</text:span><text:span text:style-name="T89"><text:line-break/></text:span><text:span text:style-name="T90">&lt;parameter&gt; ::= &lt;type&gt; &lt;identifier&gt;, [ &lt;parameter&gt; ]<text:line-break/></text:span><text:soft-page-break/><text:span text:style-name="T2"><text:line-break/></text:span><text:span text:style-name="T87">&lt;function declaration&gt; ::= </text:span><text:span text:style-name="T88">&lt;modifier&gt; &lt;</text:span><text:span text:style-name="T89">method&gt; &lt;identifier&gt; “</text:span><text:span text:style-name="T90">(“ [</text:span><text:span text:style-name="T91"> &lt;parameter&gt; </text:span><text:span text:style-name="T90">] “)” “</text:span><text:span text:style-name="T91">{</text:span><text:span text:style-name="T90">” </text:span><text:span text:style-name="T91">&lt;statement&gt; “;”</text:span><text:span text:style-name="T90"> “</text:span><text:span text:style-name="T91">}</text:span><text:span text:style-name="T90">”</text:span><text:line-break/></text:p>
            </text:list-item>
            <text:list-item>
              <text:p text:style-name="P3"><text:span text:style-name="T98">A Java </text:span><text:span text:style-name="Teletype"><text:span text:style-name="T98">if</text:span></text:span><text:span text:style-name="T98"> statement (you may assume that the nonterminals </text:span><text:span text:style-name="Teletype"><text:span text:style-name="T98">&lt;statement&gt;</text:span></text:span><text:span text:style-name="T98"> and </text:span><text:span text:style-name="Teletype"><text:span text:style-name="T98">&lt;expression&gt;</text:span></text:span><text:span text:style-name="T98"> are defined elsewhere): <text:line-break/></text:span><text:span text:style-name="T10">&lt;</text:span><text:span text:style-name="T15">if</text:span><text:span text:style-name="T10">&gt; ::= “</text:span><text:span text:style-name="T16">if” “</text:span><text:span text:style-name="T15">(“ &lt;expression&gt; “)” &lt;statement&gt; </text:span><text:span text:style-name="T16">[ “else” &lt;statement&gt; ]</text:span><text:span text:style-name="T98"><text:line-break/></text:span></text:p>
            </text:list-item>
            <text:list-item>
              <text:p text:style-name="P3"><text:span text:style-name="T98">A Java </text:span><text:span text:style-name="Teletype"><text:span text:style-name="T98">while</text:span></text:span><text:span text:style-name="T98"> statement (you may assume that the nonterminals </text:span><text:span text:style-name="Teletype"><text:span text:style-name="T98">&lt;statement&gt;</text:span></text:span><text:span text:style-name="T98"> and </text:span><text:span text:style-name="Teletype"><text:span text:style-name="T98">&lt;expression&gt;</text:span></text:span><text:span text:style-name="T98"> are defined elsewhere): <text:line-break/></text:span><text:span text:style-name="T10">&lt;</text:span><text:span text:style-name="T15">while</text:span><text:span text:style-name="T10">&gt; ::= “</text:span><text:span text:style-name="T17">while” “</text:span><text:span text:style-name="T15">(“ &lt;expression&gt; “)” &lt;statement&gt;</text:span><text:span text:style-name="T98"><text:line-break/></text:span></text:p>
            </text:list-item>
          </text:list>
        </text:list-item>
        <text:list-item>
          <text:p text:style-name="P9">Prove that the following grammar is ambiguous:</text:p>
          <text:p text:style-name="P20"><text:span text:style-name="Source_20_Text"><text:span text:style-name="T98">&lt;S&gt; ::= &lt;A&gt;<text:line-break/>&lt;A&gt; ::= &lt;A&gt; + &lt;A&gt; | &lt;id&gt;<text:line-break/>&lt;id&gt; ::= a | b | c </text:sp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Source_20_Text"><text:span text:style-name="T98">&lt;S&gt;<text:line-break/></text:span></text:span><text:span text:style-name="Source_20_Text"><text:span text:style-name="T101">&lt;A&gt;<text:line-break/>&lt;A&gt;<text:tab/><text:tab/><text:tab/>+<text:tab/>&lt;A&gt;<text:line-break/>&lt;A&gt;<text:tab/>+<text:tab/>&lt;A&gt;<text:tab/><text:tab/>&lt;id&gt;<text:line-break/>&lt;id&gt;<text:tab/><text:tab/>&lt;id&gt;<text:tab/><text:tab/> c<text:line-break/> a<text:tab/><text:tab/> b</text:span></text:span></text:p>
          </table:table-cell>
          <table:table-cell table:style-name="Table1.B1" office:value-type="string">
            <text:p text:style-name="P1"><text:span text:style-name="Source_20_Text"><text:span text:style-name="T98">&lt;S&gt;<text:line-break/></text:span></text:span><text:span text:style-name="Source_20_Text"><text:span text:style-name="T101">&lt;A&gt;<text:line-break/>&lt;A&gt;<text:tab/><text:tab/>+<text:tab/>&lt;A&gt;<text:line-break/>&lt;id&gt;<text:tab/><text:tab/><text:tab/>&lt;A&gt;<text:tab/>+<text:tab/>&lt;A&gt;<text:line-break/> a<text:tab/><text:tab/><text:tab/>&lt;id&gt;<text:tab/><text:tab/>&lt;id&gt;<text:line-break/> <text:tab/><text:tab/><text:tab/> b<text:tab/><text:tab/> c</text:span></text:span></text:p>
          </table:table-cell>
        </table:table-row>
      </table:table>
      <text:list xml:id="list132332722470354" text:continue-numbering="true" text:style-name="L2">
        <text:list-header>
          <text:p text:style-name="P11"/>
        </text:list-header>
        <text:list-item>
          <text:p text:style-name="P2"><text:span text:style-name="T98">Give a left-most derivation for </text:span><text:span text:style-name="Teletype"><text:span text:style-name="T98">A = A * (B + C)</text:span></text:span><text:span text:style-name="T98"> using the following BNF grammar:</text:span></text:p>
          <text:p text:style-name="P19"><text:span text:style-name="Source_20_Text"><text:span text:style-name="T98">&lt;assign&gt; ::= &lt;id&gt; = &lt;expr&gt;<text:line-break/>&lt;id&gt; ::= A | B | C<text:line-break/>&lt;expr&gt; ::= &lt;expr&gt; + &lt;term&gt; | &lt;term&gt;<text:line-break/>&lt;term&gt; ::= &lt;term&gt; * &lt;factor&gt; | &lt;factor&gt;<text:line-break/>&lt;factor&gt; ::= ( &lt;expr&gt; ) | &lt;id&gt; </text:span></text:span></text:p>
          <text:p text:style-name="P12"><text:span text:style-name="T55">&lt;assign&gt;<text:line-break/>&lt;id&gt;<text:tab/>=<text:tab/>&lt;expr&gt;<text:line-break/> A<text:tab/><text:tab/>&lt;term&gt;<text:line-break/><text:tab/><text:tab/><text:tab/>&lt;term&gt;<text:tab/>*<text:tab/>&lt;factor&gt;<text:line-break/><text:tab/><text:tab/><text:tab/>&lt;factor&gt;<text:tab/><text:tab/>( &lt;expr&gt; )<text:line-break/><text:tab/><text:tab/><text:tab/>&lt;id&gt;<text:tab/><text:tab/><text:tab/>( &lt;expr&gt;<text:tab/>+<text:tab/>&lt;term&gt; )<text:line-break/><text:tab/><text:tab/><text:tab/> A<text:tab/><text:tab/><text:tab/> <text:s/>&lt;term&gt;<text:tab/><text:tab/>&lt;factor&gt; <text:line-break/><text:tab/><text:tab/><text:tab/><text:tab/><text:tab/><text:tab/> &lt;factor&gt;<text:tab/><text:tab/>&lt;id&gt;<text:line-break/><text:tab/><text:tab/><text:tab/><text:tab/><text:tab/><text:tab/> &lt;id&gt;<text:tab/><text:tab/> C<text:line-break/><text:tab/><text:tab/><text:tab/><text:tab/><text:tab/><text:tab/> <text:s/>B<text:line-break/><text:tab/><text:tab/><text:tab/></text:span><text:line-break/><text:line-brea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PS1" svg:font-family="'Nimbus Mono PS'" style:font-pitch="fixed"/>
    <style:font-face style:name="Nimbus Mono PS2" svg:font-family="'Nimbus Mono PS'" style:font-adornments="Bold" style:font-pitch="fixed"/>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2" style:font-family-complex="'Noto Sans Devanagari'" style:font-family-generic-complex="modern" style:font-pitch-complex="fixed"/>
    </style:style>
    <style:style style:name="Numbering_20_Symbols" style:display-name="Numbering Symbols" style:family="text"/>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2" style:font-family-complex="'Noto Sans Devanagar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01:17:56.163539538</meta:creation-date>
    <dc:date>2018-02-12T13:23:32.162450203</dc:date>
    <meta:editing-duration>PT6H14M46S</meta:editing-duration>
    <meta:editing-cycles>52</meta:editing-cycles>
    <meta:generator>LibreOffice/6.0.1.1$Linux_X86_64 LibreOffice_project/00m0$Build-1</meta:generator>
    <meta:document-statistic meta:table-count="1" meta:image-count="0" meta:object-count="0" meta:page-count="2" meta:paragraph-count="25" meta:word-count="561" meta:character-count="2726" meta:non-whitespace-character-count="2001"/>
  </office:meta>
</office:document-meta>
</file>